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Consolas" svg:font-family="Consolas, 'Courier New', monospace"/>
    <style:font-face style:name="Consolas1" svg:font-family="Consolas, Monaco, 'Andale Mono', 'Ubuntu Mono', monospace"/>
    <style:font-face style:name="Menlo" svg:font-family="Menlo, Monaco, 'Courier New', Courier, monospace"/>
    <style:font-face style:name="charter" svg:font-family="charter, Georgia, Cambria, 'Times New Roman', Times, serif"/>
    <style:font-face style:name="medium-content-sans-serif-font" svg:font-family="medium-content-sans-serif-font, apple-system, BlinkMacSystemFont, 'Segoe UI', Roboto, Oxygen, Ubuntu, Cantarell, 'Open Sans', 'Helvetica Neue', sans-serif"/>
    <style:font-face style:name="sohne" svg:font-family="sohne, 'Helvetica Neue', Helvetica, Arial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.5835in" fo:margin-bottom="0in" fo:line-height="118%" fo:orphans="2" fo:widows="2" fo:text-indent="0in" style:auto-text-indent="false" fo:background-color="#f2f2f2" fo:padding="0in" fo:border="none">
        <style:background-image/>
      </style:paragraph-properties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P2" style:family="paragraph" style:parent-style-name="Heading_20_1">
      <style:text-properties fo:font-variant="normal" fo:text-transform="none" fo:color="#292929" style:font-name="sohne" fo:font-size="16.5pt" fo:letter-spacing="normal" fo:font-style="normal" fo:font-weight="bold" style:font-size-asian="12pt" style:font-size-complex="12pt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color="#000000" style:font-name="Times New Roman" fo:font-size="12pt" fo:font-weight="normal" fo:background-color="#ffffff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style:font-name="Times New Roman" fo:font-size="12pt" fo:font-weight="normal" fo:background-color="#ffffff" style:font-size-asian="12pt" style:font-size-complex="12pt"/>
    </style:style>
    <style:style style:name="P6" style:family="paragraph" style:parent-style-name="Standard">
      <style:paragraph-properties style:line-height-at-least="0.198in"/>
      <style:text-properties fo:color="#000000" style:font-name="Times New Roman" fo:font-size="12pt" fo:font-weight="normal" fo:background-color="#ffffff" style:font-size-asian="12pt" style:font-size-complex="12pt"/>
    </style:style>
    <style:style style:name="P7" style:family="paragraph" style:parent-style-name="Standard">
      <style:text-properties fo:color="#000000" style:font-name="Times New Roman" fo:font-size="12pt" fo:font-weight="normal" fo:background-color="#ffffff" style:font-size-asian="12pt" style:font-weight-asian="bold" style:font-size-complex="12pt" style:font-weight-complex="bold"/>
    </style:style>
    <style:style style:name="P8" style:family="paragraph" style:parent-style-name="Standard">
      <style:paragraph-properties style:line-height-at-least="0.198in"/>
      <style:text-properties fo:color="#000000" style:font-name="Times New Roman" fo:font-size="12pt" fo:background-color="#ffffff" style:font-size-asian="12pt" style:font-size-complex="12pt"/>
    </style:style>
    <style:style style:name="P9" style:family="paragraph" style:parent-style-name="Standard"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style:line-height-at-least="0.198in"/>
      <style:text-properties style:font-name="Times New Roman" fo:font-size="12pt" style:font-size-asian="12pt" style:font-size-complex="12pt"/>
    </style:style>
    <style:style style:name="P11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3" style:family="paragraph" style:parent-style-name="Text_20_body">
      <style:text-properties style:font-name="Times New Roman" fo:font-size="12pt" style:font-size-asian="12pt" style:font-size-complex="12pt"/>
    </style:style>
    <style:style style:name="P14" style:family="paragraph" style:parent-style-name="Text_20_body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6" style:family="paragraph" style:parent-style-name="Text_20_body" style:list-style-name="L1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margin-left="0in" fo:margin-right="0in" fo:margin-top="0in" fo:margin-bottom="0in" style:line-height-at-least="0.3335in" fo:orphans="2" fo:widows="2" fo:text-indent="0in" style:auto-text-indent="false" fo:padding="0in" fo:border="none"/>
      <style:text-properties fo:font-variant="normal" fo:text-transform="none" fo:color="#292929" style:font-name="Times New Roman" fo:font-size="12pt" fo:letter-spacing="normal" fo:font-style="normal" fo:font-weight="normal" style:font-size-asian="12pt" style:font-size-complex="12pt"/>
    </style:style>
    <style:style style:name="P18" style:family="paragraph" style:parent-style-name="Text_20_body">
      <style:paragraph-properties fo:margin-left="0in" fo:margin-right="0in" fo:margin-top="0in" fo:margin-bottom="0in" style:line-height-at-least="0.2917in" fo:orphans="2" fo:widows="2" fo:text-indent="0in" style:auto-text-indent="false" fo:padding="0in" fo:border="none"/>
      <style:text-properties fo:font-variant="normal" fo:text-transform="none" fo:color="#292929" style:font-name="charter" fo:font-size="13.5pt" fo:letter-spacing="normal" fo:font-style="normal" fo:font-weight="normal"/>
    </style:style>
    <style:style style:name="P19" style:family="paragraph" style:parent-style-name="Text_20_body">
      <style:paragraph-properties fo:margin-left="0in" fo:margin-right="0in" style:line-height-at-least="0.3335in" fo:orphans="2" fo:widows="2" fo:text-indent="0in" style:auto-text-indent="false"/>
      <style:text-properties fo:font-variant="normal" fo:text-transform="none" fo:color="#292929" style:font-name="Times New Roman" fo:font-size="12pt" fo:font-style="normal" fo:font-weight="normal" style:font-size-asian="12pt" style:font-size-complex="12pt"/>
    </style:style>
    <style:style style:name="P20" style:family="paragraph" style:parent-style-name="Text_20_body" style:list-style-name="L4">
      <style:paragraph-properties fo:margin-left="0in" fo:margin-right="0in" style:line-height-at-least="0.3335in" fo:orphans="2" fo:widows="2" fo:text-indent="0in" style:auto-text-indent="false"/>
      <style:text-properties fo:font-variant="normal" fo:text-transform="none" fo:color="#292929" style:font-name="Times New Roman" fo:font-size="12pt" fo:font-style="normal" fo:font-weight="normal" style:font-size-asian="12pt" style:font-size-complex="12pt"/>
    </style:style>
    <style:style style:name="P21" style:family="paragraph" style:parent-style-name="Text_20_body" style:list-style-name="L5">
      <style:paragraph-properties fo:margin-left="0in" fo:margin-right="0in" style:line-height-at-least="0.3335in" fo:orphans="2" fo:widows="2" fo:text-indent="0in" style:auto-text-indent="false"/>
      <style:text-properties fo:font-variant="normal" fo:text-transform="none" fo:color="#292929" style:font-name="Times New Roman" fo:font-size="12pt" fo:font-style="normal" fo:font-weight="normal" style:font-size-asian="12pt" style:font-size-complex="12pt"/>
    </style:style>
    <style:style style:name="P22" style:family="paragraph" style:parent-style-name="Text_20_body">
      <style:paragraph-properties fo:margin-left="0.3126in" fo:margin-right="0in" fo:margin-top="0in" fo:margin-bottom="0in" style:line-height-at-least="0.2917in" fo:orphans="2" fo:widows="2" fo:text-indent="0in" style:auto-text-indent="false" fo:padding="0in" fo:border="none"/>
      <style:text-properties fo:font-variant="normal" fo:text-transform="none" fo:color="#292929" style:font-name="charter" fo:font-size="13.5pt" fo:letter-spacing="normal" fo:font-style="normal" fo:font-weight="normal"/>
    </style:style>
    <style:style style:name="P23" style:family="paragraph" style:parent-style-name="Text_20_body" style:list-style-name="L6">
      <style:paragraph-properties fo:margin-left="0.3126in" fo:margin-right="0in" fo:margin-top="0in" fo:margin-bottom="0in" style:line-height-at-least="0.2917in" fo:orphans="2" fo:widows="2" fo:text-indent="0in" style:auto-text-indent="false" fo:padding="0in" fo:border="none"/>
      <style:text-properties fo:font-variant="normal" fo:text-transform="none" fo:color="#292929" style:font-name="charter" fo:font-size="13.5pt" fo:letter-spacing="normal" fo:font-style="normal" fo:font-weight="normal"/>
    </style:style>
    <style:style style:name="P24" style:family="paragraph" style:parent-style-name="Text_20_body">
      <style:paragraph-properties fo:margin-left="0.3126in" fo:margin-right="0in" fo:margin-top="0in" fo:margin-bottom="0in" style:line-height-at-least="0.2917in" fo:orphans="2" fo:widows="2" fo:text-indent="0in" style:auto-text-indent="false" fo:padding="0in" fo:border="none"/>
    </style:style>
    <style:style style:name="T1" style:family="text">
      <style:text-properties fo:color="#000000" fo:font-weight="bold" fo:background-color="#ffffff" style:font-weight-asian="bold" style:font-weight-complex="bold"/>
    </style:style>
    <style:style style:name="T2" style:family="text">
      <style:text-properties fo:color="#000000" fo:background-color="#ffffff"/>
    </style:style>
    <style:style style:name="T3" style:family="text">
      <style:text-properties fo:color="#000000" fo:background-color="#ffffff" style:font-weight-asian="bold" style:font-weight-complex="bold"/>
    </style:style>
    <style:style style:name="T4" style:family="text">
      <style:text-properties fo:color="#000000" fo:font-weight="normal" fo:background-color="#ffffff"/>
    </style:style>
    <style:style style:name="T5" style:family="text">
      <style:text-properties fo:font-variant="normal" fo:text-transform="none" fo:color="#000000" style:text-line-through-style="none" style:font-name="Times New Roman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style:text-line-through-style="none" style:font-name="Times New Roman" fo:font-size="12pt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#ffffff" style:font-weight-asian="bold" style:font-weight-complex="bold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#ffffff" style:font-weight-asian="bold" style:font-weight-complex="bold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 style:font-weight-asian="bold" style:font-weight-complex="bold"/>
    </style:style>
    <style:style style:name="T10" style:family="text">
      <style:text-properties fo:font-variant="normal" fo:text-transform="none" fo:color="#1155cc" style:text-line-through-style="none" style:font-name="Times New Roman" fo:font-size="12pt" fo:font-style="normal" style:text-underline-style="solid" style:text-underline-width="auto" style:text-underline-color="font-color" fo:font-weight="bold" style:text-blinking="false" fo:background-color="transparent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292929" style:font-name="Times New Roman" fo:font-size="12pt" fo:letter-spacing="normal" fo:font-style="normal" fo:font-weight="bold" fo:background-color="#ffffff" style:font-size-asian="12pt" style:font-size-complex="12pt"/>
    </style:style>
    <style:style style:name="T12" style:family="text">
      <style:text-properties fo:font-variant="normal" fo:text-transform="none" fo:color="#292929" style:font-name="Times New Roman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292929" fo:letter-spacing="normal" fo:font-style="normal"/>
    </style:style>
    <style:style style:name="T14" style:family="text">
      <style:text-properties fo:font-variant="normal" fo:text-transform="none" fo:color="#292929" fo:letter-spacing="normal" fo:font-style="normal" fo:font-weight="normal"/>
    </style:style>
    <style:style style:name="T15" style:family="text">
      <style:text-properties fo:font-variant="normal" fo:text-transform="none" fo:color="#292929" style:font-name="charter" fo:font-size="13.5pt" fo:letter-spacing="normal" fo:font-style="normal" fo:font-weight="normal"/>
    </style:style>
    <style:style style:name="T16" style:family="text">
      <style:text-properties fo:font-weight="normal"/>
    </style:style>
    <style:style style:name="T17" style:family="text">
      <style:text-properties fo:font-weight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00ff"/>
    </style:style>
    <style:style style:name="T20" style:family="text">
      <style:text-properties fo:color="#0000ff" fo:font-weight="normal"/>
    </style:style>
    <style:style style:name="T21" style:family="text">
      <style:text-properties fo:color="#a31515"/>
    </style:style>
    <style:style style:name="T22" style:family="text">
      <style:text-properties fo:color="#a31515" fo:font-weight="normal"/>
    </style:style>
    <style:style style:name="T23" style:family="text">
      <style:text-properties fo:color="#098658" fo:font-weight="normal"/>
    </style:style>
    <style:style style:name="T24" style:family="text">
      <style:text-properties fo:color="#292929"/>
    </style:style>
    <style:style style:name="T25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26" style:family="text">
      <style:text-properties fo:color="#66d9ef" style:font-name="Consolas1" fo:font-size="10.5pt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docs-internal-guid-05d797a1-7fff-fd6c-6b86-32531341bd52"/>1. How to compare two JSON have the same properties without order?</text:p>
      <text:list xml:id="list6646826087934513926" text:style-name="L1">
        <text:list-item>
          <text:list>
            <text:list-item>
              <text:p text:style-name="P16">var obj1 = { name: "Person 1", age:5 };</text:p>
            </text:list-item>
            <text:list-item>
              <text:p text:style-name="P16">var obj2 = { age:5, name: "Person 1" };</text:p>
            </text:list-item>
          </text:list>
        </text:list-item>
      </text:list>
      <text:p text:style-name="P11"/>
      <text:p text:style-name="P11"/>
      <text:p text:style-name="P11">Answer: </text:p>
      <text:p text:style-name="P4"/>
      <text:p text:style-name="P5">if(Object.keys(obj1).length==Object.keys(obj2).length){</text:p>
      <text:p text:style-name="P8">    <text:span text:style-name="T16">for(key in obj1) { </text:span></text:p>
      <text:p text:style-name="P8">        <text:span text:style-name="T16">if(obj1[key] == obj2[key]) {</text:span></text:p>
      <text:p text:style-name="P8">            <text:span text:style-name="T16">continue;</text:span></text:p>
      <text:p text:style-name="P8">        <text:span text:style-name="T16">}</text:span></text:p>
      <text:p text:style-name="P8">        <text:span text:style-name="T16">else {</text:span></text:p>
      <text:p text:style-name="P8">            <text:span text:style-name="T16">flag=false;</text:span></text:p>
      <text:p text:style-name="P8">            <text:span text:style-name="T16">break;</text:span></text:p>
      <text:p text:style-name="P8">        <text:span text:style-name="T16">}</text:span></text:p>
      <text:p text:style-name="P8">    <text:span text:style-name="T16">}</text:span></text:p>
      <text:p text:style-name="P6">}</text:p>
      <text:p text:style-name="P6">else {</text:p>
      <text:p text:style-name="P8">    <text:span text:style-name="T16">flag=false;</text:span></text:p>
      <text:p text:style-name="P6">}</text:p>
      <text:p text:style-name="P6">console.log("is object equal"+flag);</text:p>
      <text:p text:style-name="P6"/>
      <text:p text:style-name="P11"/>
      <text:p text:style-name="P3"><text:bookmark text:name="docs-internal-guid-228fc100-7fff-b9ca-e40a-a2d4894aca7e"/><text:span text:style-name="T5">2. Use the rest countries API url -&gt;</text:span><text:a xlink:type="simple" xlink:href="https://restcountries.eu/rest/v2/all" text:style-name="Internet_20_link" text:visited-style-name="Visited_20_Internet_20_Link"><text:span text:style-name="T6"> </text:span></text:a><text:a xlink:type="simple" xlink:href="https://restcountries.eu/rest/v2/all" text:style-name="Internet_20_link" text:visited-style-name="Visited_20_Internet_20_Link"><text:span text:style-name="T10">https://restcountries.eu/rest/v2/all</text:span></text:a><text:span text:style-name="T6"> </text:span><text:span text:style-name="T5">and display all the country flags in console</text:span><text:span text:style-name="T25"> </text:span></text:p>
      <text:p text:style-name="P12"/>
      <text:p text:style-name="P7"><text:span text:style-name="T19">var</text:span> request = <text:span text:style-name="T19">new</text:span> XMLHttpRequest(); </text:p>
      <text:p text:style-name="P6">request.open(<text:span text:style-name="T21">'GET'</text:span>,<text:span text:style-name="T21">'https://raw.githubusercontent.com/rvsp/restcountries-json-data/master/res-countries.json'</text:span>,<text:span text:style-name="T19">true</text:span>);</text:p>
      <text:p text:style-name="P6">request.send();</text:p>
      <text:p text:style-name="P6">request.onload = <text:span text:style-name="T19">function</text:span>() {</text:p>
      <text:p text:style-name="P8">    <text:span text:style-name="T20">var</text:span><text:span text:style-name="T16"> data = JSON.parse(request.response);</text:span></text:p>
      <text:p text:style-name="P8">    <text:span text:style-name="T16">console.log(data);</text:span></text:p>
      <text:p text:style-name="P8">    <text:span text:style-name="T20">for</text:span><text:span text:style-name="T16">(i=</text:span><text:span text:style-name="T23">0</text:span><text:span text:style-name="T16">;i&lt;data.length;i++){</text:span></text:p>
      <text:p text:style-name="P8">        <text:span text:style-name="T16">console.log(data[i].flag);</text:span></text:p>
      <text:p text:style-name="P10"><text:span text:style-name="T2">    </text:span><text:span text:style-name="T4">}</text:span></text:p>
      <text:p text:style-name="P10"><text:span text:style-name="T7"/></text:p>
      <text:p text:style-name="P10"><text:span text:style-name="T8">3.</text:span><text:span text:style-name="T9">Use the same rest countries and print all countries name, region, sub region and population</text:span></text:p>
      <text:p text:style-name="P9"><text:span text:style-name="T18"/></text:p>
      <text:p text:style-name="P11"><text:tab/></text:p>
      <text:p text:style-name="P4"><text:span text:style-name="T19">var</text:span> request = <text:span text:style-name="T19">new</text:span> XMLHttpRequest(); </text:p>
      <text:p text:style-name="P6">request.open(<text:span text:style-name="T21">'GET'</text:span>,<text:span text:style-name="T21">'https://raw.githubusercontent.com/rvsp/restcountries-json-data/master/res-countries.json'</text:span>,<text:span text:style-name="T19">true</text:span>);</text:p>
      <text:p text:style-name="P6">request.send();</text:p>
      <text:p text:style-name="P6">request.onload = <text:span text:style-name="T19">function</text:span>() {</text:p>
      <text:p text:style-name="P8">    <text:span text:style-name="T20">var</text:span><text:span text:style-name="T16"> data = JSON.parse(request.response);</text:span></text:p>
      <text:p text:style-name="P8"><text:soft-page-break/>    <text:span text:style-name="T16">console.log(data);</text:span></text:p>
      <text:p text:style-name="P8">    <text:span text:style-name="T20">for</text:span><text:span text:style-name="T16">(i=</text:span><text:span text:style-name="T23">0</text:span><text:span text:style-name="T16">;i&lt;data.length;i++){</text:span></text:p>
      <text:p text:style-name="P8">        <text:span text:style-name="T16">console.log(data[i].name + </text:span><text:span text:style-name="T22">"-"</text:span><text:span text:style-name="T16"> +data[i].region + </text:span><text:span text:style-name="T22">'-'</text:span><text:span text:style-name="T16"> + data[i].subregion + </text:span><text:span text:style-name="T22">" "</text:span><text:span text:style-name="T16"> + data[i].population);</text:span></text:p>
      <text:p text:style-name="P8">    <text:span text:style-name="T16">}</text:span></text:p>
      <text:p text:style-name="P6"/>
      <text:p text:style-name="P6"/>
      <text:h text:style-name="Heading_20_1" text:outline-level="1"><text:bookmark text:name="ef2b"/><text:span text:style-name="Strong_20_Emphasis"><text:span text:style-name="T11">Task 1: Simple Programs todo for variables</text:span></text:span></text:h>
      <text:h text:style-name="Heading_20_1" text:outline-level="1"><text:bookmark text:name="3a5f"/><text:span text:style-name="Strong_20_Emphasis"><text:span text:style-name="T11">1. </text:span></text:span><text:span text:style-name="T12">Declare four variables without assigning values and print them in console</text:span></text:h>
      <text:p text:style-name="P13"><text:span text:style-name="T14"/></text:p>
      <text:p text:style-name="P14"><text:span text:style-name="T13">Let a;</text:span></text:p>
      <text:p text:style-name="P14"><text:span text:style-name="T13">const b;</text:span></text:p>
      <text:p text:style-name="P14"><text:span text:style-name="T13">var c;</text:span></text:p>
      <text:p text:style-name="P14"><text:span text:style-name="T13">console.log(a +' <text:s/>' + <text:s/>b + ' <text:s/>' + c);</text:span></text:p>
      <text:p text:style-name="P17"><text:bookmark text:name="b629"/>2.How to get value of the variable myvar as output</text:p>
      <text:p text:style-name="P17"><text:bookmark text:name="8806"/>var myvar= 1;</text:p>
      <text:p text:style-name="P17">console.log("myvar");</text:p>
      <text:p text:style-name="P17"/>
      <text:list xml:id="list2308648496794741324" text:style-name="L4">
        <text:list-header>
          <text:p text:style-name="P20">3.Declare variables to store your first name, last name, marital status, country and age in multiple lines</text:p>
          <text:p text:style-name="P20">let firstName;</text:p>
          <text:p text:style-name="P20">let lastName;</text:p>
          <text:p text:style-name="P20">let maritalStatus;</text:p>
          <text:p text:style-name="P20">let country;</text:p>
        </text:list-header>
      </text:list>
      <text:p text:style-name="P19">let age;</text:p>
      <text:p text:style-name="P19"/>
      <text:list xml:id="list8856309918827146547" text:style-name="L5">
        <text:list-header>
          <text:p text:style-name="P21">4. Declare variables to store your first name, last name, marital status, country and age in a single line</text:p>
          <text:p text:style-name="P21">let firstName,lastName,maritalStatus,country,age;</text:p>
        </text:list-header>
      </text:list>
      <text:p text:style-name="P19"/>
      <text:p text:style-name="P19"><text:bookmark text:name="53ff"/>5. Declare variables and assign string, boolean, undefined and null data types</text:p>
      <text:p text:style-name="P1"><text:soft-page-break/><text:span text:style-name="T24">let a='name'; <text:s/>//string</text:span></text:p>
      <text:p text:style-name="P1"><text:span text:style-name="T24">let b = <text:s/>true; //boolean</text:span></text:p>
      <text:p text:style-name="P1"><text:span text:style-name="T24">let c ; //undefined</text:span></text:p>
      <text:p text:style-name="P1"><text:span text:style-name="T24">let d = “”; //null</text:span></text:p>
      <text:p text:style-name="P9"><text:span text:style-name="T1"/></text:p>
      <text:p text:style-name="P9"><text:span text:style-name="T1"/></text:p>
      <text:h text:style-name="P2" text:outline-level="1"><text:bookmark text:name="b2a3"/><text:span text:style-name="T3">Task 2: Simple Programs todo for Operators</text:span></text:h>
      <text:list xml:id="list3649249970509867568" text:style-name="L6">
        <text:list-item>
          <text:p text:style-name="P23"><text:bookmark text:name="f476"/>Square of a number</text:p>
        </text:list-item>
      </text:list>
      <text:p text:style-name="P22">Answer : let a = 3;</text:p>
      <text:p text:style-name="P22">square = a*a;</text:p>
      <text:list xml:id="list32265738" text:continue-numbering="true" text:style-name="L6">
        <text:list-item>
          <text:p text:style-name="P23"><text:bookmark text:name="307d"/>Swapping 2 numbers</text:p>
        </text:list-item>
      </text:list>
      <text:p text:style-name="P22"/>
      <text:p text:style-name="P22">let a = 5, b = 6;</text:p>
      <text:p text:style-name="P22">[a, b] = [b, a];</text:p>
      <text:p text:style-name="P22"/>
      <text:p text:style-name="P22">console.log(a);</text:p>
      <text:p text:style-name="P22">console.log(b);</text:p>
      <text:list xml:id="list32292529" text:continue-numbering="true" text:style-name="L6">
        <text:list-header>
          <text:p text:style-name="P23"><text:span text:style-name="T26"/></text:p>
        </text:list-header>
        <text:list-item>
          <text:p text:style-name="P23"><text:bookmark text:name="6925"/>Addition of 3 numbers</text:p>
        </text:list-item>
      </text:list>
      <text:p text:style-name="P22"/>
      <text:p text:style-name="P22">let a =7 , b=4, c=5;</text:p>
      <text:p text:style-name="P22">sum = a+b+c;</text:p>
      <text:list xml:id="list32290274" text:continue-numbering="true" text:style-name="L6">
        <text:list-item>
          <text:p text:style-name="P23"><text:bookmark text:name="b560"/>Celsius to Fahrenheit conversion</text:p>
        </text:list-item>
      </text:list>
      <text:p text:style-name="P22"/>
      <text:p text:style-name="P22">let c = 5; //temperature in celsius </text:p>
      <text:p text:style-name="P24"><text:span text:style-name="T15">f = </text:span>(<text:span text:style-name="T17">C *</text:span> 9/5) + 32 <text:s/>//temperature in fahrenhiet</text:p>
      <text:p text:style-name="P22"/>
      <text:list xml:id="list32275470" text:continue-numbering="true" text:style-name="L6">
        <text:list-header>
          <text:p text:style-name="P23"><text:soft-page-break/></text:p>
        </text:list-header>
        <text:list-item>
          <text:p text:style-name="P23"><text:bookmark text:name="77a5"/>Meter to miles</text:p>
        </text:list-item>
      </text:list>
      <text:p text:style-name="P22"/>
      <text:p text:style-name="P22">let m = 1000; //metre</text:p>
      <text:p text:style-name="P22">var miles = m/1609.344 //miles</text:p>
      <text:p text:style-name="P18"/>
      <text:p text:style-name="P22"/>
      <text:p text:style-name="P9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Consolas" svg:font-family="Consolas, 'Courier New', monospace"/>
    <style:font-face style:name="Consolas1" svg:font-family="Consolas, Monaco, 'Andale Mono', 'Ubuntu Mono', monospace"/>
    <style:font-face style:name="Menlo" svg:font-family="Menlo, Monaco, 'Courier New', Courier, monospace"/>
    <style:font-face style:name="charter" svg:font-family="charter, Georgia, Cambria, 'Times New Roman', Times, serif"/>
    <style:font-face style:name="medium-content-sans-serif-font" svg:font-family="medium-content-sans-serif-font, apple-system, BlinkMacSystemFont, 'Segoe UI', Roboto, Oxygen, Ubuntu, Cantarell, 'Open Sans', 'Helvetica Neue', sans-serif"/>
    <style:font-face style:name="sohne" svg:font-family="sohne, 'Helvetica Neue', Helvetica, Arial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2-04T10:40:58.13</meta:creation-date>
    <meta:editing-duration>PT7M56S</meta:editing-duration>
    <meta:editing-cycles>2</meta:editing-cycles>
    <meta:generator>OpenOffice/4.1.11$Win32 OpenOffice.org_project/4111m1$Build-9808</meta:generator>
    <meta:initial-creator>Prabhakaran Jeyamohan</meta:initial-creator>
    <meta:document-statistic meta:table-count="0" meta:image-count="0" meta:object-count="0" meta:page-count="4" meta:paragraph-count="80" meta:word-count="355" meta:character-count="2543"/>
    <dc:date>2021-12-04T12:05:11.03</dc:date>
    <dc:creator>Prabhakaran Jeyamohan</dc:creator>
  </office:meta>
</office:document-meta>
</file>